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90272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פעל התפלת המים פלמחים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פלמחים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4"/>96313202 <text:s text:c="139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2"/>אצל שומר בכניסה <text:s text:c="2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2"/>בבודקה של השומר בכניסה למתחם <text:s text:c="7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/לא קיים</text:span></text:p>
      <text:p text:style-name="P1"><text:span text:style-name="T1">מיקום ברזי כיבוי עיקריים "3</text:span><text:span text:style-name="T4"> <text:s text:c="3"/>מסביב למבנה <text:s text:c="95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ילן סימן טוב</text:p>
          </table:table-cell>
          <table:table-cell table:style-name="Table2.A1" office:value-type="string">
            <text:p text:style-name="P14">ממונה בטיחו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540331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מנחם גרינבלום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7561000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גנרטור, חומ"ס, חשמל, מיכל סולר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תזים, גלאים, מפוחים, חלונות אוט'.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3:50:00</meta:creation-date>
    <dc:creator>אתי מנצור</dc:creator>
    <dc:date>2013-08-12T03:50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49" meta:word-count="144" meta:character-count="1466"/>
    <meta:generator>OpenOffice/4.0.1$Win32 OpenOffice.org_project/401m5$Build-9714</meta:generator>
  </office:meta>
</office:document-meta>
</file>